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0.06pt solid #000000" fo:background-color="#e3d4dc" fo:border-left="0.06pt solid #000000" fo:border-right="none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5" style:family="table-cell" style:parent-style-name="Default">
      <style:table-cell-properties fo:border-bottom="0.06pt solid #000000" fo:background-color="#e3d4dc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0.06pt solid #000000" fo:background-color="#f9e3db" fo:border-left="0.06pt solid #000000" fo:border-right="none" fo:border-top="none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7" style:family="table-cell" style:parent-style-name="Default">
      <style:table-cell-properties fo:border-bottom="0.06pt solid #000000" fo:background-color="#f9e3db" fo:border-left="none" fo:border-right="none" fo:border-top="none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e0efd4" fo:border-left="0.06pt solid #000000" fo:border-right="none" fo:border-top="none"/>
    </style:style>
    <style:style style:name="ce65" style:family="table-cell" style:parent-style-name="Default">
      <style:table-cell-properties fo:border-bottom="0.06pt solid #000000" fo:background-color="#e0efd4" fo:border-left="none" fo:border-right="none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2" table:default-cell-style-name="ce92"/>
        <table:table-column table:style-name="co2" table:default-cell-style-name="ce3"/>
        <table:table-column table:style-name="co2" table:default-cell-style-name="ce7"/>
        <table:table-column table:style-name="co2" table:number-columns-repeated="2" table:default-cell-style-name="Default"/>
        <table:table-column table:style-name="co2" table:default-cell-style-name="ce7"/>
        <table:table-column table:style-name="co2" table:number-columns-repeated="5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number-columns-repeated="6" table:default-cell-style-name="ce106"/>
        <table:table-column table:style-name="co2" table:number-columns-repeated="6" table:default-cell-style-name="Default"/>
        <table:table-column table:style-name="co2" table:default-cell-style-name="ce106"/>
        <table:table-column table:style-name="co2" table:number-columns-repeated="986" table:default-cell-style-name="Default"/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9" table:style-name="ce103"/>
          <table:covered-table-cell table:style-name="ce110"/>
          <table:table-cell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9" table:style-name="ce114"/>
          <table:covered-table-cell table:style-name="ce119"/>
          <table:table-cell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5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23" office:value-type="string" calcext:value-type="string">
            <text:p>TP</text:p>
          </table:table-cell>
          <table:table-cell table:style-name="ce25" office:value-type="string" calcext:value-type="string">
            <text:p>FP</text:p>
          </table:table-cell>
          <table:table-cell table:style-name="ce25" office:value-type="string" calcext:value-type="string">
            <text:p>TN</text:p>
          </table:table-cell>
          <table:table-cell table:style-name="ce2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35" office:value-type="string" calcext:value-type="string">
            <text:p>TP</text:p>
          </table:table-cell>
          <table:table-cell table:style-name="ce37" office:value-type="string" calcext:value-type="string">
            <text:p>FP</text:p>
          </table:table-cell>
          <table:table-cell table:style-name="ce37" office:value-type="string" calcext:value-type="string">
            <text:p>TN</text:p>
          </table:table-cell>
          <table:table-cell table:style-name="ce37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4" office:value-type="string" calcext:value-type="string">
            <text:p>TP</text:p>
          </table:table-cell>
          <table:table-cell table:style-name="ce65" office:value-type="string" calcext:value-type="string">
            <text:p>FP</text:p>
          </table:table-cell>
          <table:table-cell table:style-name="ce65" office:value-type="string" calcext:value-type="string">
            <text:p>TN</text:p>
          </table:table-cell>
          <table:table-cell table:style-name="ce65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1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formula="of:=([.J4]+[.L4])/([.J4]+[.K4]+[.L4]+[.M4])" office:value-type="float" office:value="0.756952970693429" calcext:value-type="float">
            <text:p>0.7570</text:p>
          </table:table-cell>
          <table:table-cell table:formula="of:=[.J4]/([.J4]+[.K4])" office:value-type="float" office:value="0.773863868638005" calcext:value-type="float">
            <text:p>0.7739</text:p>
          </table:table-cell>
          <table:table-cell table:formula="of:=[.J4]/([.J4]+[.M4])" office:value-type="float" office:value="0.902001270648031" calcext:value-type="float">
            <text:p>0.9020</text:p>
          </table:table-cell>
          <table:table-cell table:formula="of:=[.L4]/([.L4]+[.K4])" office:value-type="float" office:value="0.459534277804918" calcext:value-type="float">
            <text:p>0.4595</text:p>
          </table:table-cell>
          <table:table-cell table:formula="of:=(2*[.J4])/((2*[.J4])+[.K4]+[.M4])" office:value-type="float" office:value="0.833033847959221" calcext:value-type="float">
            <text:p>0.8330</text:p>
          </table:table-cell>
          <table:table-cell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formula="of:=[.V4]/([.V4]+[.W4])" office:value-type="float" office:value="0.502214348981399" calcext:value-type="float">
            <text:p>0.5022</text:p>
          </table:table-cell>
          <table:table-cell table:formula="of:=[.V4]/([.V4]+[.Y4])" office:value-type="float" office:value="0.581309148264984" calcext:value-type="float">
            <text:p>0.5813</text:p>
          </table:table-cell>
          <table:table-cell table:formula="of:=[.X4]/([.X4]+[.W4])" office:value-type="float" office:value="0.278633491311216" calcext:value-type="float">
            <text:p>0.2786</text:p>
          </table:table-cell>
          <table:table-cell table:formula="of:=(2*[.V4])/((2*[.V4])+[.W4]+[.Y4])" office:value-type="float" office:value="0.53887487663121" calcext:value-type="float">
            <text:p>0.5389</text:p>
          </table:table-cell>
          <table:table-cell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formula="of:=([.J6]+[.L6])/([.J6]+[.K6]+[.L6]+[.M6])" office:value-type="float" office:value="0.654193135109166" calcext:value-type="float">
            <text:p>0.6542</text:p>
          </table:table-cell>
          <table:table-cell table:formula="of:=[.J6]/([.J6]+[.K6])" office:value-type="float" office:value="0.855713288340703" calcext:value-type="float">
            <text:p>0.8557</text:p>
          </table:table-cell>
          <table:table-cell table:formula="of:=[.J6]/([.J6]+[.M6])" office:value-type="float" office:value="0.584021601016518" calcext:value-type="float">
            <text:p>0.5840</text:p>
          </table:table-cell>
          <table:table-cell table:formula="of:=[.L6]/([.L6]+[.K6])" office:value-type="float" office:value="0.798078488845465" calcext:value-type="float">
            <text:p>0.7981</text:p>
          </table:table-cell>
          <table:table-cell table:formula="of:=(2*[.J6])/((2*[.J6])+[.K6]+[.M6])" office:value-type="float" office:value="0.694232040026433" calcext:value-type="float">
            <text:p>0.6942</text:p>
          </table:table-cell>
          <table:table-cell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formula="of:=[.V6]/([.V6]+[.W6])" office:value-type="float" office:value="0.628694437979986" calcext:value-type="float">
            <text:p>0.6287</text:p>
          </table:table-cell>
          <table:table-cell table:formula="of:=[.V6]/([.V6]+[.Y6])" office:value-type="float" office:value="0.426104100946372" calcext:value-type="float">
            <text:p>0.4261</text:p>
          </table:table-cell>
          <table:table-cell table:formula="of:=[.X6]/([.X6]+[.W6])" office:value-type="float" office:value="0.605659911023233" calcext:value-type="float">
            <text:p>0.6057</text:p>
          </table:table-cell>
          <table:table-cell table:formula="of:=(2*[.V6])/((2*[.V6])+[.W6]+[.Y6])" office:value-type="float" office:value="0.507943969164238" calcext:value-type="float">
            <text:p>0.5079</text:p>
          </table:table-cell>
          <table:table-cell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4</text:p>
          </table:table-cell>
          <table:table-cell office:value-type="string" calcext:value-type="string">
            <text:p>elip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formula="of:=([.J9]+[.L9])/([.J9]+[.K9]+[.L9]+[.M9])" office:value-type="float" office:value="0.762504670901617" calcext:value-type="float">
            <text:p>0.7625</text:p>
          </table:table-cell>
          <table:table-cell table:formula="of:=[.J9]/([.J9]+[.K9])" office:value-type="float" office:value="0.780502928005512" calcext:value-type="float">
            <text:p>0.7805</text:p>
          </table:table-cell>
          <table:table-cell table:formula="of:=[.J9]/([.J9]+[.M9])" office:value-type="float" office:value="0.899698221092757" calcext:value-type="float">
            <text:p>0.8997</text:p>
          </table:table-cell>
          <table:table-cell table:formula="of:=[.L9]/([.L9]+[.K9])" office:value-type="float" office:value="0.481191988275525" calcext:value-type="float">
            <text:p>0.4812</text:p>
          </table:table-cell>
          <table:table-cell table:formula="of:=(2*[.J9])/((2*[.J9])+[.K9]+[.M9])" office:value-type="float" office:value="0.835872652820305" calcext:value-type="float">
            <text:p>0.8359</text:p>
          </table:table-cell>
          <table:table-cell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formula="of:=([.V9]+[.X9])/([.V9]+[.W9]+[.X9]+[.Y9])" office:value-type="float" office:value="0.448733097019824" calcext:value-type="float">
            <text:p>0.4487</text:p>
          </table:table-cell>
          <table:table-cell table:formula="of:=[.V9]/([.V9]+[.W9])" office:value-type="float" office:value="0.502859111264209" calcext:value-type="float">
            <text:p>0.5029</text:p>
          </table:table-cell>
          <table:table-cell table:formula="of:=[.V9]/([.V9]+[.Y9])" office:value-type="float" office:value="0.575630914826498" calcext:value-type="float">
            <text:p>0.5756</text:p>
          </table:table-cell>
          <table:table-cell table:formula="of:=[.X9]/([.X9]+[.W9])" office:value-type="float" office:value="0.290531904434176" calcext:value-type="float">
            <text:p>0.2905</text:p>
          </table:table-cell>
          <table:table-cell table:formula="of:=(2*[.V9])/((2*[.V9])+[.W9]+[.Y9])" office:value-type="float" office:value="0.536789851075565" calcext:value-type="float">
            <text:p>0.5368</text:p>
          </table:table-cell>
          <table:table-cell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formula="of:=([.J11]+[.L11])/([.J11]+[.K11]+[.L11]+[.M11])" office:value-type="float" office:value="0.65798323813591" calcext:value-type="float">
            <text:p>0.6580</text:p>
          </table:table-cell>
          <table:table-cell table:formula="of:=[.J11]/([.J11]+[.K11])" office:value-type="float" office:value="0.859467627571777" calcext:value-type="float">
            <text:p>0.8595</text:p>
          </table:table-cell>
          <table:table-cell table:formula="of:=[.J11]/([.J11]+[.M11])" office:value-type="float" office:value="0.587198221092757" calcext:value-type="float">
            <text:p>0.5872</text:p>
          </table:table-cell>
          <table:table-cell table:formula="of:=[.L11]/([.L11]+[.K11])" office:value-type="float" office:value="0.803126526624328" calcext:value-type="float">
            <text:p>0.8031</text:p>
          </table:table-cell>
          <table:table-cell table:formula="of:=(2*[.J11])/((2*[.J11])+[.K11]+[.M11])" office:value-type="float" office:value="0.697711724463317" calcext:value-type="float">
            <text:p>0.6977</text:p>
          </table:table-cell>
          <table:table-cell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formula="of:=([.V11]+[.X11])/([.V11]+[.W11]+[.X11]+[.Y11])" office:value-type="float" office:value="0.492000383215175" calcext:value-type="float">
            <text:p>0.4920</text:p>
          </table:table-cell>
          <table:table-cell table:formula="of:=[.V11]/([.V11]+[.W11])" office:value-type="float" office:value="0.620597466000232" calcext:value-type="float">
            <text:p>0.6206</text:p>
          </table:table-cell>
          <table:table-cell table:formula="of:=[.V11]/([.V11]+[.Y11])" office:value-type="float" office:value="0.421056782334385" calcext:value-type="float">
            <text:p>0.4211</text:p>
          </table:table-cell>
          <table:table-cell table:formula="of:=[.X11]/([.X11]+[.W11])" office:value-type="float" office:value="0.601756954612006" calcext:value-type="float">
            <text:p>0.6018</text:p>
          </table:table-cell>
          <table:table-cell table:formula="of:=(2*[.V11])/((2*[.V11])+[.W11]+[.Y11])" office:value-type="float" office:value="0.501714983789879" calcext:value-type="float">
            <text:p>0.5017</text:p>
          </table:table-cell>
          <table:table-cell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5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vanilla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o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formula="of:=([.J14]+[.L14])/([.J14]+[.K14]+[.L14]+[.M14])" office:value-type="float" office:value="0.758447659211018" calcext:value-type="float">
            <text:p>0.7584</text:p>
          </table:table-cell>
          <table:table-cell table:formula="of:=[.J14]/([.J14]+[.K14])" office:value-type="float" office:value="0.767810902330522" calcext:value-type="float">
            <text:p>0.7678</text:p>
          </table:table-cell>
          <table:table-cell table:formula="of:=[.J14]/([.J14]+[.M14])" office:value-type="float" office:value="0.918360864040661" calcext:value-type="float">
            <text:p>0.9184</text:p>
          </table:table-cell>
          <table:table-cell table:formula="of:=[.L14]/([.L14]+[.K14])" office:value-type="float" office:value="0.430548770558541" calcext:value-type="float">
            <text:p>0.4305</text:p>
          </table:table-cell>
          <table:table-cell table:formula="of:=(2*[.J14])/((2*[.J14])+[.K14]+[.M14])" office:value-type="float" office:value="0.836364951361516" calcext:value-type="float">
            <text:p>0.8364</text:p>
          </table:table-cell>
          <table:table-cell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formula="of:=([.V14]+[.X14])/([.V14]+[.W14]+[.X14]+[.Y14])" office:value-type="float" office:value="0.374992498349637" calcext:value-type="float">
            <text:p>0.3750</text:p>
          </table:table-cell>
          <table:table-cell table:formula="of:=[.V14]/([.V14]+[.W14])" office:value-type="float" office:value="0.35372464548555" calcext:value-type="float">
            <text:p>0.3537</text:p>
          </table:table-cell>
          <table:table-cell table:formula="of:=[.V14]/([.V14]+[.Y14])" office:value-type="float" office:value="0.77705047318612" calcext:value-type="float">
            <text:p>0.7771</text:p>
          </table:table-cell>
          <table:table-cell table:formula="of:=[.X14]/([.X14]+[.W14])" office:value-type="float" office:value="0.128063547418386" calcext:value-type="float">
            <text:p>0.1281</text:p>
          </table:table-cell>
          <table:table-cell table:formula="of:=(2*[.V14])/((2*[.V14])+[.W14]+[.Y14])" office:value-type="float" office:value="0.486147773529049" calcext:value-type="float">
            <text:p>0.4861</text:p>
          </table:table-cell>
          <table:table-cell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formula="of:=([.J16]+[.L16])/([.J16]+[.K16]+[.L16]+[.M16])" office:value-type="float" office:value="0.750653926226445" calcext:value-type="float">
            <text:p>0.7507</text:p>
          </table:table-cell>
          <table:table-cell table:formula="of:=[.J16]/([.J16]+[.K16])" office:value-type="float" office:value="0.832731244224145" calcext:value-type="float">
            <text:p>0.8327</text:p>
          </table:table-cell>
          <table:table-cell table:formula="of:=[.J16]/([.J16]+[.M16])" office:value-type="float" office:value="0.787166454891995" calcext:value-type="float">
            <text:p>0.7872</text:p>
          </table:table-cell>
          <table:table-cell table:formula="of:=[.L16]/([.L16]+[.K16])" office:value-type="float" office:value="0.675785702654291" calcext:value-type="float">
            <text:p>0.6758</text:p>
          </table:table-cell>
          <table:table-cell table:formula="of:=(2*[.J16])/((2*[.J16])+[.K16]+[.M16])" office:value-type="float" office:value="0.809308022045315" calcext:value-type="float">
            <text:p>0.8093</text:p>
          </table:table-cell>
          <table:table-cell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formula="of:=([.V16]+[.X16])/([.V16]+[.W16]+[.X16]+[.Y16])" office:value-type="float" office:value="0.570189137601943" calcext:value-type="float">
            <text:p>0.5702</text:p>
          </table:table-cell>
          <table:table-cell table:formula="of:=[.V16]/([.V16]+[.W16])" office:value-type="float" office:value="0.59108832807571" calcext:value-type="float">
            <text:p>0.5911</text:p>
          </table:table-cell>
          <table:table-cell table:formula="of:=[.V16]/([.V16]+[.Y16])" office:value-type="float" office:value="0.709305993690852" calcext:value-type="float">
            <text:p>0.7093</text:p>
          </table:table-cell>
          <table:table-cell table:formula="of:=[.X16]/([.X16]+[.W16])" office:value-type="float" office:value="0.400115696104898" calcext:value-type="float">
            <text:p>0.4001</text:p>
          </table:table-cell>
          <table:table-cell table:formula="of:=(2*[.V16])/((2*[.V16])+[.W16]+[.Y16])" office:value-type="float" office:value="0.644823630628047" calcext:value-type="float">
            <text:p>0.6448</text:p>
          </table:table-cell>
          <table:table-cell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formula="of:=([.J18]+[.L18])/([.J18]+[.K18]+[.L18]+[.M18])" office:value-type="float" office:value="0.728340361928148" calcext:value-type="float">
            <text:p>0.7283</text:p>
          </table:table-cell>
          <table:table-cell table:formula="of:=[.J18]/([.J18]+[.K18])" office:value-type="float" office:value="0.855761024182077" calcext:value-type="float">
            <text:p>0.8558</text:p>
          </table:table-cell>
          <table:table-cell table:formula="of:=[.J18]/([.J18]+[.M18])" office:value-type="float" office:value="0.716645489199492" calcext:value-type="float">
            <text:p>0.7166</text:p>
          </table:table-cell>
          <table:table-cell table:formula="of:=[.L18]/([.L18]+[.K18])" office:value-type="float" office:value="0.752320468978994" calcext:value-type="float">
            <text:p>0.7523</text:p>
          </table:table-cell>
          <table:table-cell table:formula="of:=(2*[.J18])/((2*[.J18])+[.K18]+[.M18])" office:value-type="float" office:value="0.780049271729265" calcext:value-type="float">
            <text:p>0.7800</text:p>
          </table:table-cell>
          <table:table-cell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formula="of:=([.V18]+[.X18])/([.V18]+[.W18]+[.X18]+[.Y18])" office:value-type="float" office:value="0.604506276934607" calcext:value-type="float">
            <text:p>0.6045</text:p>
          </table:table-cell>
          <table:table-cell table:formula="of:=[.V18]/([.V18]+[.W18])" office:value-type="float" office:value="0.671774912835482" calcext:value-type="float">
            <text:p>0.6718</text:p>
          </table:table-cell>
          <table:table-cell table:formula="of:=[.V18]/([.V18]+[.Y18])" office:value-type="float" office:value="0.653391167192429" calcext:value-type="float">
            <text:p>0.6534</text:p>
          </table:table-cell>
          <table:table-cell table:formula="of:=[.X18]/([.X18]+[.W18])" office:value-type="float" office:value="0.532994923857868" calcext:value-type="float">
            <text:p>0.5330</text:p>
          </table:table-cell>
          <table:table-cell table:formula="of:=(2*[.V18])/((2*[.V18])+[.W18]+[.Y18])" office:value-type="float" office:value="0.662455523127973" calcext:value-type="float">
            <text:p>0.6625</text:p>
          </table:table-cell>
          <table:table-cell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formula="of:=([.J20]+[.L20])/([.J20]+[.K20]+[.L20]+[.M20])" office:value-type="float" office:value="0.686969519030588" calcext:value-type="float">
            <text:p>0.6870</text:p>
          </table:table-cell>
          <table:table-cell table:formula="of:=[.J20]/([.J20]+[.K20])" office:value-type="float" office:value="0.876286353467562" calcext:value-type="float">
            <text:p>0.8763</text:p>
          </table:table-cell>
          <table:table-cell table:formula="of:=[.J20]/([.J20]+[.M20])" office:value-type="float" office:value="0.622141041931385" calcext:value-type="float">
            <text:p>0.6221</text:p>
          </table:table-cell>
          <table:table-cell table:formula="of:=[.L20]/([.L20]+[.K20])" office:value-type="float" office:value="0.819899039244423" calcext:value-type="float">
            <text:p>0.8199</text:p>
          </table:table-cell>
          <table:table-cell table:formula="of:=(2*[.J20])/((2*[.J20])+[.K20]+[.M20])" office:value-type="float" office:value="0.727661155489504" calcext:value-type="float">
            <text:p>0.7277</text:p>
          </table:table-cell>
          <table:table-cell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formula="of:=([.V20]+[.X20])/([.V20]+[.W20]+[.X20]+[.Y20])" office:value-type="float" office:value="0.610135970333745" calcext:value-type="float">
            <text:p>0.6101</text:p>
          </table:table-cell>
          <table:table-cell table:formula="of:=[.V20]/([.V20]+[.W20])" office:value-type="float" office:value="0.744268976057056" calcext:value-type="float">
            <text:p>0.7443</text:p>
          </table:table-cell>
          <table:table-cell table:formula="of:=[.V20]/([.V20]+[.Y20])" office:value-type="float" office:value="0.576104100946372" calcext:value-type="float">
            <text:p>0.5761</text:p>
          </table:table-cell>
          <table:table-cell table:formula="of:=[.X20]/([.X20]+[.W20])" office:value-type="float" office:value="0.667329357190192" calcext:value-type="float">
            <text:p>0.6673</text:p>
          </table:table-cell>
          <table:table-cell table:formula="of:=(2*[.V20])/((2*[.V20])+[.W20]+[.Y20])" office:value-type="float" office:value="0.649477661702601" calcext:value-type="float">
            <text:p>0.6495</text:p>
          </table:table-cell>
          <table:table-cell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formula="of:=([.J22]+[.L22])/([.J22]+[.K22]+[.L22]+[.M22])" office:value-type="float" office:value="0.595419847328244" calcext:value-type="float">
            <text:p>0.5954</text:p>
          </table:table-cell>
          <table:table-cell table:formula="of:=[.J22]/([.J22]+[.K22])" office:value-type="float" office:value="0.913955408753097" calcext:value-type="float">
            <text:p>0.9140</text:p>
          </table:table-cell>
          <table:table-cell table:formula="of:=[.J22]/([.J22]+[.M22])" office:value-type="float" office:value="0.439485387547649" calcext:value-type="float">
            <text:p>0.4395</text:p>
          </table:table-cell>
          <table:table-cell table:formula="of:=[.L22]/([.L22]+[.K22])" office:value-type="float" office:value="0.915160397329425" calcext:value-type="float">
            <text:p>0.9152</text:p>
          </table:table-cell>
          <table:table-cell table:formula="of:=(2*[.J22])/((2*[.J22])+[.K22]+[.M22])" office:value-type="float" office:value="0.593553922883037" calcext:value-type="float">
            <text:p>0.5936</text:p>
          </table:table-cell>
          <table:table-cell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formula="of:=([.V22]+[.X22])/([.V22]+[.W22]+[.X22]+[.Y22])" office:value-type="float" office:value="0.560243449556427" calcext:value-type="float">
            <text:p>0.5602</text:p>
          </table:table-cell>
          <table:table-cell table:formula="of:=[.V22]/([.V22]+[.W22])" office:value-type="float" office:value="0.828120063191153" calcext:value-type="float">
            <text:p>0.8281</text:p>
          </table:table-cell>
          <table:table-cell table:formula="of:=[.V22]/([.V22]+[.Y22])" office:value-type="float" office:value="0.413406940063091" calcext:value-type="float">
            <text:p>0.4134</text:p>
          </table:table-cell>
          <table:table-cell table:formula="of:=[.X22]/([.X22]+[.W22])" office:value-type="float" office:value="0.837805605247466" calcext:value-type="float">
            <text:p>0.8378</text:p>
          </table:table-cell>
          <table:table-cell table:formula="of:=(2*[.V22])/((2*[.V22])+[.W22]+[.Y22])" office:value-type="float" office:value="0.55149921094161" calcext:value-type="float">
            <text:p>0.5515</text:p>
          </table:table-cell>
          <table:table-cell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formula="of:=([.J24]+[.L24])/([.J24]+[.K24]+[.L24]+[.M24])" office:value-type="float" office:value="0.758928094805957" calcext:value-type="float">
            <text:p>0.7589</text:p>
          </table:table-cell>
          <table:table-cell table:formula="of:=[.J24]/([.J24]+[.K24])" office:value-type="float" office:value="0.808291342189647" calcext:value-type="float">
            <text:p>0.8083</text:p>
          </table:table-cell>
          <table:table-cell table:formula="of:=[.J24]/([.J24]+[.M24])" office:value-type="float" office:value="0.840771918678526" calcext:value-type="float">
            <text:p>0.8408</text:p>
          </table:table-cell>
          <table:table-cell table:formula="of:=[.L24]/([.L24]+[.K24])" office:value-type="float" office:value="0.591108939912066" calcext:value-type="float">
            <text:p>0.5911</text:p>
          </table:table-cell>
          <table:table-cell table:formula="of:=(2*[.J24])/((2*[.J24])+[.K24]+[.M24])" office:value-type="float" office:value="0.824211755546905" calcext:value-type="float">
            <text:p>0.8242</text:p>
          </table:table-cell>
          <table:table-cell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formula="of:=([.V24]+[.X24])/([.V24]+[.W24]+[.X24]+[.Y24])" office:value-type="float" office:value="0.511052064078866" calcext:value-type="float">
            <text:p>0.5111</text:p>
          </table:table-cell>
          <table:table-cell table:formula="of:=[.V24]/([.V24]+[.W24])" office:value-type="float" office:value="0.499559562671641" calcext:value-type="float">
            <text:p>0.4996</text:p>
          </table:table-cell>
          <table:table-cell table:formula="of:=[.V24]/([.V24]+[.Y24])" office:value-type="float" office:value="0.760331230283912" calcext:value-type="float">
            <text:p>0.7603</text:p>
          </table:table-cell>
          <table:table-cell table:formula="of:=[.X24]/([.X24]+[.W24])" office:value-type="float" office:value="0.27317880794702" calcext:value-type="float">
            <text:p>0.2732</text:p>
          </table:table-cell>
          <table:table-cell table:formula="of:=(2*[.V24])/((2*[.V24])+[.W24]+[.Y24])" office:value-type="float" office:value="0.602958191313049" calcext:value-type="float">
            <text:p>0.6030</text:p>
          </table:table-cell>
          <table:table-cell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formula="of:=([.J26]+[.L26])/([.J26]+[.K26]+[.L26]+[.M26])" office:value-type="float" office:value="0.751988469545721" calcext:value-type="float">
            <text:p>0.7520</text:p>
          </table:table-cell>
          <table:table-cell table:formula="of:=[.J26]/([.J26]+[.K26])" office:value-type="float" office:value="0.854605498036416" calcext:value-type="float">
            <text:p>0.8546</text:p>
          </table:table-cell>
          <table:table-cell table:formula="of:=[.J26]/([.J26]+[.M26])" office:value-type="float" office:value="0.760403430749682" calcext:value-type="float">
            <text:p>0.7604</text:p>
          </table:table-cell>
          <table:table-cell table:formula="of:=[.L26]/([.L26]+[.K26])" office:value-type="float" office:value="0.734733756717147" calcext:value-type="float">
            <text:p>0.7347</text:p>
          </table:table-cell>
          <table:table-cell table:formula="of:=(2*[.J26])/((2*[.J26])+[.K26]+[.M26])" office:value-type="float" office:value="0.804757102033955" calcext:value-type="float">
            <text:p>0.8048</text:p>
          </table:table-cell>
          <table:table-cell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formula="of:=([.V26]+[.X26])/([.V26]+[.W26]+[.X26]+[.Y26])" office:value-type="float" office:value="0.632788897280967" calcext:value-type="float">
            <text:p>0.6328</text:p>
          </table:table-cell>
          <table:table-cell table:formula="of:=[.V26]/([.V26]+[.W26])" office:value-type="float" office:value="0.690182382615444" calcext:value-type="float">
            <text:p>0.6902</text:p>
          </table:table-cell>
          <table:table-cell table:formula="of:=[.V26]/([.V26]+[.Y26])" office:value-type="float" office:value="0.701340694006309" calcext:value-type="float">
            <text:p>0.7013</text:p>
          </table:table-cell>
          <table:table-cell table:formula="of:=[.X26]/([.X26]+[.W26])" office:value-type="float" office:value="0.530573847601129" calcext:value-type="float">
            <text:p>0.5306</text:p>
          </table:table-cell>
          <table:table-cell table:formula="of:=(2*[.V26])/((2*[.V26])+[.W26]+[.Y26])" office:value-type="float" office:value="0.695716800312928" calcext:value-type="float">
            <text:p>0.6957</text:p>
          </table:table-cell>
          <table:table-cell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formula="of:=([.J28]+[.L28])/([.J28]+[.K28]+[.L28]+[.M28])" office:value-type="float" office:value="0.733304863075855" calcext:value-type="float">
            <text:p>0.7333</text:p>
          </table:table-cell>
          <table:table-cell table:formula="of:=[.J28]/([.J28]+[.K28])" office:value-type="float" office:value="0.887630128597673" calcext:value-type="float">
            <text:p>0.8876</text:p>
          </table:table-cell>
          <table:table-cell table:formula="of:=[.J28]/([.J28]+[.M28])" office:value-type="float" office:value="0.690676620076239" calcext:value-type="float">
            <text:p>0.6907</text:p>
          </table:table-cell>
          <table:table-cell table:formula="of:=[.L28]/([.L28]+[.K28])" office:value-type="float" office:value="0.820713238886175" calcext:value-type="float">
            <text:p>0.8207</text:p>
          </table:table-cell>
          <table:table-cell table:formula="of:=(2*[.J28])/((2*[.J28])+[.K28]+[.M28])" office:value-type="float" office:value="0.77686467172845" calcext:value-type="float">
            <text:p>0.7769</text:p>
          </table:table-cell>
          <table:table-cell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formula="of:=([.V28]+[.X28])/([.V28]+[.W28]+[.X28]+[.Y28])" office:value-type="float" office:value="0.665711844816322" calcext:value-type="float">
            <text:p>0.6657</text:p>
          </table:table-cell>
          <table:table-cell table:formula="of:=[.V28]/([.V28]+[.W28])" office:value-type="float" office:value="0.790198343924514" calcext:value-type="float">
            <text:p>0.7902</text:p>
          </table:table-cell>
          <table:table-cell table:formula="of:=[.V28]/([.V28]+[.Y28])" office:value-type="float" office:value="0.647239747634069" calcext:value-type="float">
            <text:p>0.6472</text:p>
          </table:table-cell>
          <table:table-cell table:formula="of:=[.X28]/([.X28]+[.W28])" office:value-type="float" office:value="0.698157639562266" calcext:value-type="float">
            <text:p>0.6982</text:p>
          </table:table-cell>
          <table:table-cell table:formula="of:=(2*[.V28])/((2*[.V28])+[.W28]+[.Y28])" office:value-type="float" office:value="0.711610162143415" calcext:value-type="float">
            <text:p>0.7116</text:p>
          </table:table-cell>
          <table:table-cell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formula="of:=([.J30]+[.L30])/([.J30]+[.K30]+[.L30]+[.M30])" office:value-type="float" office:value="0.682165163081194" calcext:value-type="float">
            <text:p>0.6822</text:p>
          </table:table-cell>
          <table:table-cell table:formula="of:=[.J30]/([.J30]+[.K30])" office:value-type="float" office:value="0.926168464304057" calcext:value-type="float">
            <text:p>0.9262</text:p>
          </table:table-cell>
          <table:table-cell table:formula="of:=[.J30]/([.J30]+[.M30])" office:value-type="float" office:value="0.572824015247776" calcext:value-type="float">
            <text:p>0.5728</text:p>
          </table:table-cell>
          <table:table-cell table:formula="of:=[.L30]/([.L30]+[.K30])" office:value-type="float" office:value="0.906367041198502" calcext:value-type="float">
            <text:p>0.9064</text:p>
          </table:table-cell>
          <table:table-cell table:formula="of:=(2*[.J30])/((2*[.J30])+[.K30]+[.M30])" office:value-type="float" office:value="0.707850834151129" calcext:value-type="float">
            <text:p>0.7079</text:p>
          </table:table-cell>
          <table:table-cell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formula="of:=([.V30]+[.X30])/([.V30]+[.W30]+[.X30]+[.Y30])" office:value-type="float" office:value="0.650696320931199" calcext:value-type="float">
            <text:p>0.6507</text:p>
          </table:table-cell>
          <table:table-cell table:formula="of:=[.V30]/([.V30]+[.W30])" office:value-type="float" office:value="0.874528539099824" calcext:value-type="float">
            <text:p>0.8745</text:p>
          </table:table-cell>
          <table:table-cell table:formula="of:=[.V30]/([.V30]+[.Y30])" office:value-type="float" office:value="0.548580441640379" calcext:value-type="float">
            <text:p>0.5486</text:p>
          </table:table-cell>
          <table:table-cell table:formula="of:=[.X30]/([.X30]+[.W30])" office:value-type="float" office:value="0.847958561852529" calcext:value-type="float">
            <text:p>0.8480</text:p>
          </table:table-cell>
          <table:table-cell table:formula="of:=(2*[.V30])/((2*[.V30])+[.W30]+[.Y30])" office:value-type="float" office:value="0.674227003974023" calcext:value-type="float">
            <text:p>0.6742</text:p>
          </table:table-cell>
          <table:table-cell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formula="of:=([.J32]+[.L32])/([.J32]+[.K32]+[.L32]+[.M32])" office:value-type="float" office:value="0.524582287941067" calcext:value-type="float">
            <text:p>0.5246</text:p>
          </table:table-cell>
          <table:table-cell table:formula="of:=[.J32]/([.J32]+[.K32])" office:value-type="float" office:value="0.97015306122449" calcext:value-type="float">
            <text:p>0.9702</text:p>
          </table:table-cell>
          <table:table-cell table:formula="of:=[.J32]/([.J32]+[.M32])" office:value-type="float" office:value="0.302017153748412" calcext:value-type="float">
            <text:p>0.3020</text:p>
          </table:table-cell>
          <table:table-cell table:formula="of:=[.L32]/([.L32]+[.K32])" office:value-type="float" office:value="0.980947728382999" calcext:value-type="float">
            <text:p>0.9809</text:p>
          </table:table-cell>
          <table:table-cell table:formula="of:=(2*[.J32])/((2*[.J32])+[.K32]+[.M32])" office:value-type="float" office:value="0.460634689922481" calcext:value-type="float">
            <text:p>0.4606</text:p>
          </table:table-cell>
          <table:table-cell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formula="of:=([.V32]+[.X32])/([.V32]+[.W32]+[.X32]+[.Y32])" office:value-type="float" office:value="0.51827136955831" calcext:value-type="float">
            <text:p>0.5183</text:p>
          </table:table-cell>
          <table:table-cell table:formula="of:=[.V32]/([.V32]+[.W32])" office:value-type="float" office:value="0.954822335025381" calcext:value-type="float">
            <text:p>0.9548</text:p>
          </table:table-cell>
          <table:table-cell table:formula="of:=[.V32]/([.V32]+[.Y32])" office:value-type="float" office:value="0.296687697160883" calcext:value-type="float">
            <text:p>0.2967</text:p>
          </table:table-cell>
          <table:table-cell table:formula="of:=[.X32]/([.X32]+[.W32])" office:value-type="float" office:value="0.971299580780393" calcext:value-type="float">
            <text:p>0.9713</text:p>
          </table:table-cell>
          <table:table-cell table:formula="of:=(2*[.V32])/((2*[.V32])+[.W32]+[.Y32])" office:value-type="float" office:value="0.452707581227437" calcext:value-type="float">
            <text:p>0.4527</text:p>
          </table:table-cell>
          <table:table-cell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2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formula="of:=([.J34]+[.L34])/([.J34]+[.K34]+[.L34]+[.M34])" office:value-type="float" office:value="0.731916938023808" calcext:value-type="float">
            <text:p>0.7319</text:p>
          </table:table-cell>
          <table:table-cell table:formula="of:=[.J34]/([.J34]+[.K34])" office:value-type="float" office:value="0.751495016611296" calcext:value-type="float">
            <text:p>0.7515</text:p>
          </table:table-cell>
          <table:table-cell table:formula="of:=[.J34]/([.J34]+[.M34])" office:value-type="float" office:value="0.898189326556544" calcext:value-type="float">
            <text:p>0.8982</text:p>
          </table:table-cell>
          <table:table-cell table:formula="of:=[.L34]/([.L34]+[.K34])" office:value-type="float" office:value="0.390978667969386" calcext:value-type="float">
            <text:p>0.3910</text:p>
          </table:table-cell>
          <table:table-cell table:formula="of:=(2*[.J34])/((2*[.J34])+[.K34]+[.M34])" office:value-type="float" office:value="0.818319947905361" calcext:value-type="float">
            <text:p>0.8183</text:p>
          </table:table-cell>
          <table:table-cell table:formula="of:=(5*[.J34])/((5*[.J34])+(4*[.M34])+[.K3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formula="of:=([.V34]+[.X34])/([.V34]+[.W34]+[.X34]+[.Y34])" office:value-type="float" office:value="0.367755231452124" calcext:value-type="float">
            <text:p>0.3678</text:p>
          </table:table-cell>
          <table:table-cell table:formula="of:=[.V34]/([.V34]+[.W34])" office:value-type="float" office:value="0.358498655337725" calcext:value-type="float">
            <text:p>0.3585</text:p>
          </table:table-cell>
          <table:table-cell table:formula="of:=[.V34]/([.V34]+[.Y34])" office:value-type="float" office:value="0.725394321766562" calcext:value-type="float">
            <text:p>0.7254</text:p>
          </table:table-cell>
          <table:table-cell table:formula="of:=[.X34]/([.X34]+[.W34])" office:value-type="float" office:value="0.127306468716861" calcext:value-type="float">
            <text:p>0.1273</text:p>
          </table:table-cell>
          <table:table-cell table:formula="of:=(2*[.V34])/((2*[.V34])+[.W34]+[.Y34])" office:value-type="float" office:value="0.479849753501839" calcext:value-type="float">
            <text:p>0.4798</text:p>
          </table:table-cell>
          <table:table-cell table:formula="of:=(5*[.V34])/((5*[.V34])+(4*[.Y34])+[.W3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formula="of:=([.AH34]+[.AJ34])/([.AH34]+[.AI34]+[.AJ34]+[.AK3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35]+[.L35])/([.J35]+[.K35]+[.L35]+[.M35])" office:value-type="float" office:value="0.722521753056104" calcext:value-type="float">
            <text:p>0.7225</text:p>
          </table:table-cell>
          <table:table-cell table:style-name="ce107" table:formula="of:=[.J35]/([.J35]+[.K35])" office:value-type="float" office:value="0.825096728807598" calcext:value-type="float">
            <text:p>0.8251</text:p>
          </table:table-cell>
          <table:table-cell table:style-name="ce107" table:formula="of:=[.J35]/([.J35]+[.M35])" office:value-type="float" office:value="0.745155654383736" calcext:value-type="float">
            <text:p>0.7452</text:p>
          </table:table-cell>
          <table:table-cell table:style-name="ce107" table:formula="of:=[.L35]/([.L35]+[.K35])" office:value-type="float" office:value="0.676111382510992" calcext:value-type="float">
            <text:p>0.6761</text:p>
          </table:table-cell>
          <table:table-cell table:style-name="ce107" table:formula="of:=(2*[.J35])/((2*[.J35])+[.K35]+[.M35])" office:value-type="float" office:value="0.7830913036221" calcext:value-type="float">
            <text:p>0.7831</text:p>
          </table:table-cell>
          <table:table-cell table:style-name="ce107" table:formula="of:=(5*[.J35])/((5*[.J35])+(4*[.M35])+[.K3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35]+[.X35])/([.V35]+[.W35]+[.X35]+[.Y35])" office:value-type="float" office:value="0.547658825123042" calcext:value-type="float">
            <text:p>0.5477</text:p>
          </table:table-cell>
          <table:table-cell table:style-name="ce107" table:formula="of:=[.V35]/([.V35]+[.W35])" office:value-type="float" office:value="0.600135419801384" calcext:value-type="float">
            <text:p>0.6001</text:p>
          </table:table-cell>
          <table:table-cell table:style-name="ce107" table:formula="of:=[.V35]/([.V35]+[.Y35])" office:value-type="float" office:value="0.62910094637224" calcext:value-type="float">
            <text:p>0.6291</text:p>
          </table:table-cell>
          <table:table-cell table:style-name="ce107" table:formula="of:=[.X35]/([.X35]+[.W35])" office:value-type="float" office:value="0.438576106475124" calcext:value-type="float">
            <text:p>0.4386</text:p>
          </table:table-cell>
          <table:table-cell table:style-name="ce107" table:formula="of:=(2*[.V35])/((2*[.V35])+[.W35]+[.Y35])" office:value-type="float" office:value="0.614276913599261" calcext:value-type="float">
            <text:p>0.6143</text:p>
          </table:table-cell>
          <table:table-cell table:style-name="ce107" table:formula="of:=(5*[.V35])/((5*[.V35])+(4*[.Y35])+[.W3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35]+[.AJ35])/([.AH35]+[.AI35]+[.AJ35]+[.AK3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formula="of:=([.J36]+[.L36])/([.J36]+[.K36]+[.L36]+[.M36])" office:value-type="float" office:value="0.69679175786046" calcext:value-type="float">
            <text:p>0.6968</text:p>
          </table:table-cell>
          <table:table-cell table:formula="of:=[.J36]/([.J36]+[.K36])" office:value-type="float" office:value="0.879030489142356" calcext:value-type="float">
            <text:p>0.8790</text:p>
          </table:table-cell>
          <table:table-cell table:formula="of:=[.J36]/([.J36]+[.M36])" office:value-type="float" office:value="0.636515247776366" calcext:value-type="float">
            <text:p>0.6365</text:p>
          </table:table-cell>
          <table:table-cell table:formula="of:=[.L36]/([.L36]+[.K36])" office:value-type="float" office:value="0.820387559029474" calcext:value-type="float">
            <text:p>0.8204</text:p>
          </table:table-cell>
          <table:table-cell table:formula="of:=(2*[.J36])/((2*[.J36])+[.K36]+[.M36])" office:value-type="float" office:value="0.738369415016122" calcext:value-type="float">
            <text:p>0.7384</text:p>
          </table:table-cell>
          <table:table-cell table:formula="of:=(5*[.J36])/((5*[.J36])+(4*[.M36])+[.K3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formula="of:=([.V36]+[.X36])/([.V36]+[.W36]+[.X36]+[.Y36])" office:value-type="float" office:value="0.604640785363677" calcext:value-type="float">
            <text:p>0.6046</text:p>
          </table:table-cell>
          <table:table-cell table:formula="of:=[.V36]/([.V36]+[.W36])" office:value-type="float" office:value="0.744900083263947" calcext:value-type="float">
            <text:p>0.7449</text:p>
          </table:table-cell>
          <table:table-cell table:formula="of:=[.V36]/([.V36]+[.Y36])" office:value-type="float" office:value="0.564432176656151" calcext:value-type="float">
            <text:p>0.5644</text:p>
          </table:table-cell>
          <table:table-cell table:formula="of:=[.X36]/([.X36]+[.W36])" office:value-type="float" office:value="0.672719989317666" calcext:value-type="float">
            <text:p>0.6727</text:p>
          </table:table-cell>
          <table:table-cell table:formula="of:=(2*[.V36])/((2*[.V36])+[.W36]+[.Y36])" office:value-type="float" office:value="0.642229002153625" calcext:value-type="float">
            <text:p>0.6422</text:p>
          </table:table-cell>
          <table:table-cell table:formula="of:=(5*[.V36])/((5*[.V36])+(4*[.Y36])+[.W3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formula="of:=([.AH36]+[.AJ36])/([.AH36]+[.AI36]+[.AJ36]+[.AK3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37]+[.L37])/([.J37]+[.K37]+[.L37]+[.M37])" office:value-type="float" office:value="0.66257406715422" calcext:value-type="float">
            <text:p>0.6626</text:p>
          </table:table-cell>
          <table:table-cell table:style-name="ce107" table:formula="of:=[.J37]/([.J37]+[.K37])" office:value-type="float" office:value="0.916456368707664" calcext:value-type="float">
            <text:p>0.9165</text:p>
          </table:table-cell>
          <table:table-cell table:style-name="ce107" table:formula="of:=[.J37]/([.J37]+[.M37])" office:value-type="float" office:value="0.547966963151207" calcext:value-type="float">
            <text:p>0.5480</text:p>
          </table:table-cell>
          <table:table-cell table:style-name="ce107" table:formula="of:=[.L37]/([.L37]+[.K37])" office:value-type="float" office:value="0.897573685067579" calcext:value-type="float">
            <text:p>0.8976</text:p>
          </table:table-cell>
          <table:table-cell table:style-name="ce107" table:formula="of:=(2*[.J37])/((2*[.J37])+[.K37]+[.M37])" office:value-type="float" office:value="0.685850603846727" calcext:value-type="float">
            <text:p>0.6859</text:p>
          </table:table-cell>
          <table:table-cell table:style-name="ce107" table:formula="of:=(5*[.J37])/((5*[.J37])+(4*[.M37])+[.K3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37]+[.X37])/([.V37]+[.W37]+[.X37]+[.Y37])" office:value-type="float" office:value="0.61354397159471" calcext:value-type="float">
            <text:p>0.6135</text:p>
          </table:table-cell>
          <table:table-cell table:style-name="ce107" table:formula="of:=[.V37]/([.V37]+[.W37])" office:value-type="float" office:value="0.837820177731312" calcext:value-type="float">
            <text:p>0.8378</text:p>
          </table:table-cell>
          <table:table-cell table:style-name="ce107" table:formula="of:=[.V37]/([.V37]+[.Y37])" office:value-type="float" office:value="0.505599369085174" calcext:value-type="float">
            <text:p>0.5056</text:p>
          </table:table-cell>
          <table:table-cell table:style-name="ce107" table:formula="of:=[.X37]/([.X37]+[.W37])" office:value-type="float" office:value="0.816229823782023" calcext:value-type="float">
            <text:p>0.8162</text:p>
          </table:table-cell>
          <table:table-cell table:style-name="ce107" table:formula="of:=(2*[.V37])/((2*[.V37])+[.W37]+[.Y37])" office:value-type="float" office:value="0.630631516820775" calcext:value-type="float">
            <text:p>0.6306</text:p>
          </table:table-cell>
          <table:table-cell table:style-name="ce107" table:formula="of:=(5*[.V37])/((5*[.V37])+(4*[.Y37])+[.W3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37]+[.AJ37])/([.AH37]+[.AI37]+[.AJ37]+[.AK3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[1-1.5]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formula="of:=([.J38]+[.L38])/([.J38]+[.K38]+[.L38]+[.M38])" office:value-type="float" office:value="0.623124966636417" calcext:value-type="float">
            <text:p>0.6231</text:p>
          </table:table-cell>
          <table:table-cell table:formula="of:=[.J38]/([.J38]+[.K38])" office:value-type="float" office:value="0.949609882964889" calcext:value-type="float">
            <text:p>0.9496</text:p>
          </table:table-cell>
          <table:table-cell table:formula="of:=[.J38]/([.J38]+[.M38])" office:value-type="float" office:value="0.463945362134689" calcext:value-type="float">
            <text:p>0.4639</text:p>
          </table:table-cell>
          <table:table-cell table:formula="of:=[.L38]/([.L38]+[.K38])" office:value-type="float" office:value="0.949519622211366" calcext:value-type="float">
            <text:p>0.9495</text:p>
          </table:table-cell>
          <table:table-cell table:formula="of:=(2*[.J38])/((2*[.J38])+[.K38]+[.M38])" office:value-type="float" office:value="0.623346137430644" calcext:value-type="float">
            <text:p>0.6233</text:p>
          </table:table-cell>
          <table:table-cell table:formula="of:=(5*[.J38])/((5*[.J38])+(4*[.M38])+[.K3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formula="of:=([.V38]+[.X38])/([.V38]+[.W38]+[.X38]+[.Y38])" office:value-type="float" office:value="0.59869007073618" calcext:value-type="float">
            <text:p>0.5987</text:p>
          </table:table-cell>
          <table:table-cell table:formula="of:=[.V38]/([.V38]+[.W38])" office:value-type="float" office:value="0.90695412546604" calcext:value-type="float">
            <text:p>0.9070</text:p>
          </table:table-cell>
          <table:table-cell table:formula="of:=[.V38]/([.V38]+[.Y38])" office:value-type="float" office:value="0.441246056782334" calcext:value-type="float">
            <text:p>0.4412</text:p>
          </table:table-cell>
          <table:table-cell table:formula="of:=[.X38]/([.X38]+[.W38])" office:value-type="float" office:value="0.910382513661202" calcext:value-type="float">
            <text:p>0.9104</text:p>
          </table:table-cell>
          <table:table-cell table:formula="of:=(2*[.V38])/((2*[.V38])+[.W38]+[.Y38])" office:value-type="float" office:value="0.593665446442782" calcext:value-type="float">
            <text:p>0.5937</text:p>
          </table:table-cell>
          <table:table-cell table:formula="of:=(5*[.V38])/((5*[.V38])+(4*[.Y38])+[.W3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formula="of:=([.AH38]+[.AJ38])/([.AH38]+[.AI38]+[.AJ38]+[.AK3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39]+[.L39])/([.J39]+[.K39]+[.L39]+[.M39])" office:value-type="float" office:value="0.575188170608018" calcext:value-type="float">
            <text:p>0.5752</text:p>
          </table:table-cell>
          <table:table-cell table:style-name="ce107" table:formula="of:=[.J39]/([.J39]+[.K39])" office:value-type="float" office:value="0.972857142857143" calcext:value-type="float">
            <text:p>0.9729</text:p>
          </table:table-cell>
          <table:table-cell table:style-name="ce107" table:formula="of:=[.J39]/([.J39]+[.M39])" office:value-type="float" office:value="0.378573697585769" calcext:value-type="float">
            <text:p>0.3786</text:p>
          </table:table-cell>
          <table:table-cell table:style-name="ce107" table:formula="of:=[.L39]/([.L39]+[.K39])" office:value-type="float" office:value="0.978342289529393" calcext:value-type="float">
            <text:p>0.9783</text:p>
          </table:table-cell>
          <table:table-cell table:style-name="ce107" table:formula="of:=(2*[.J39])/((2*[.J39])+[.K39]+[.M39])" office:value-type="float" office:value="0.545049165332723" calcext:value-type="float">
            <text:p>0.5450</text:p>
          </table:table-cell>
          <table:table-cell table:style-name="ce107" table:formula="of:=(5*[.J39])/((5*[.J39])+(4*[.M39])+[.K3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39]+[.X39])/([.V39]+[.W39]+[.X39]+[.Y39])" office:value-type="float" office:value="0.564571549400011" calcext:value-type="float">
            <text:p>0.5646</text:p>
          </table:table-cell>
          <table:table-cell table:style-name="ce107" table:formula="of:=[.V39]/([.V39]+[.W39])" office:value-type="float" office:value="0.953274841869006" calcext:value-type="float">
            <text:p>0.9533</text:p>
          </table:table-cell>
          <table:table-cell table:style-name="ce107" table:formula="of:=[.V39]/([.V39]+[.Y39])" office:value-type="float" office:value="0.368454258675079" calcext:value-type="float">
            <text:p>0.3685</text:p>
          </table:table-cell>
          <table:table-cell table:style-name="ce107" table:formula="of:=[.X39]/([.X39]+[.W39])" office:value-type="float" office:value="0.963283629950297" calcext:value-type="float">
            <text:p>0.9633</text:p>
          </table:table-cell>
          <table:table-cell table:style-name="ce107" table:formula="of:=(2*[.V39])/((2*[.V39])+[.W39]+[.Y39])" office:value-type="float" office:value="0.531482850804846" calcext:value-type="float">
            <text:p>0.5315</text:p>
          </table:table-cell>
          <table:table-cell table:style-name="ce107" table:formula="of:=(5*[.V39])/((5*[.V39])+(4*[.Y39])+[.W3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39]+[.AJ39])/([.AH39]+[.AI39]+[.AJ39]+[.AK3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formula="of:=([.J40]+[.L40])/([.J40]+[.K40]+[.L40]+[.M40])" office:value-type="float" office:value="0.524155234078898" calcext:value-type="float">
            <text:p>0.5242</text:p>
          </table:table-cell>
          <table:table-cell table:formula="of:=[.J40]/([.J40]+[.K40])" office:value-type="float" office:value="0.987023305084746" calcext:value-type="float">
            <text:p>0.9870</text:p>
          </table:table-cell>
          <table:table-cell table:formula="of:=[.J40]/([.J40]+[.M40])" office:value-type="float" office:value="0.295981575603558" calcext:value-type="float">
            <text:p>0.2960</text:p>
          </table:table-cell>
          <table:table-cell table:formula="of:=[.L40]/([.L40]+[.K40])" office:value-type="float" office:value="0.992020843510829" calcext:value-type="float">
            <text:p>0.9920</text:p>
          </table:table-cell>
          <table:table-cell table:formula="of:=(2*[.J40])/((2*[.J40])+[.K40]+[.M40])" office:value-type="float" office:value="0.455400782013685" calcext:value-type="float">
            <text:p>0.4554</text:p>
          </table:table-cell>
          <table:table-cell table:formula="of:=(5*[.J40])/((5*[.J40])+(4*[.M40])+[.K4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formula="of:=([.V40]+[.X40])/([.V40]+[.W40]+[.X40]+[.Y40])" office:value-type="float" office:value="0.519444002334341" calcext:value-type="float">
            <text:p>0.5194</text:p>
          </table:table-cell>
          <table:table-cell table:formula="of:=[.V40]/([.V40]+[.W40])" office:value-type="float" office:value="0.979608050847458" calcext:value-type="float">
            <text:p>0.9796</text:p>
          </table:table-cell>
          <table:table-cell table:formula="of:=[.V40]/([.V40]+[.Y40])" office:value-type="float" office:value="0.291719242902208" calcext:value-type="float">
            <text:p>0.2917</text:p>
          </table:table-cell>
          <table:table-cell table:formula="of:=[.X40]/([.X40]+[.W40])" office:value-type="float" office:value="0.987518236343005" calcext:value-type="float">
            <text:p>0.9875</text:p>
          </table:table-cell>
          <table:table-cell table:formula="of:=(2*[.V40])/((2*[.V40])+[.W40]+[.Y40])" office:value-type="float" office:value="0.449562469615946" calcext:value-type="float">
            <text:p>0.4496</text:p>
          </table:table-cell>
          <table:table-cell table:formula="of:=(5*[.V40])/((5*[.V40])+(4*[.Y40])+[.W4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formula="of:=([.AH40]+[.AJ40])/([.AH40]+[.AI40]+[.AJ40]+[.AK4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41]+[.L41])/([.J41]+[.K41]+[.L41]+[.M41])" office:value-type="float" office:value="0.458015267175573" calcext:value-type="float">
            <text:p>0.4580</text:p>
          </table:table-cell>
          <table:table-cell table:style-name="ce107" table:formula="of:=[.J41]/([.J41]+[.K41])" office:value-type="float" office:value="0.993924665856622" calcext:value-type="float">
            <text:p>0.9939</text:p>
          </table:table-cell>
          <table:table-cell table:style-name="ce107" table:formula="of:=[.J41]/([.J41]+[.M41])" office:value-type="float" office:value="0.194885641677255" calcext:value-type="float">
            <text:p>0.1949</text:p>
          </table:table-cell>
          <table:table-cell table:style-name="ce107" table:formula="of:=[.L41]/([.L41]+[.K41])" office:value-type="float" office:value="0.997557401074744" calcext:value-type="float">
            <text:p>0.9976</text:p>
          </table:table-cell>
          <table:table-cell table:style-name="ce107" table:formula="of:=(2*[.J41])/((2*[.J41])+[.K41]+[.M41])" office:value-type="float" office:value="0.325874775911294" calcext:value-type="float">
            <text:p>0.3259</text:p>
          </table:table-cell>
          <table:table-cell table:style-name="ce107" table:formula="of:=(5*[.J41])/((5*[.J41])+(4*[.M41])+[.K4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41]+[.X41])/([.V41]+[.W41]+[.X41]+[.Y41])" office:value-type="float" office:value="0.455873758036236" calcext:value-type="float">
            <text:p>0.4559</text:p>
          </table:table-cell>
          <table:table-cell table:style-name="ce107" table:formula="of:=[.V41]/([.V41]+[.W41])" office:value-type="float" office:value="0.993924665856622" calcext:value-type="float">
            <text:p>0.9939</text:p>
          </table:table-cell>
          <table:table-cell table:style-name="ce107" table:formula="of:=[.V41]/([.V41]+[.Y41])" office:value-type="float" office:value="0.193533123028391" calcext:value-type="float">
            <text:p>0.1935</text:p>
          </table:table-cell>
          <table:table-cell table:style-name="ce107" table:formula="of:=[.X41]/([.X41]+[.W41])" office:value-type="float" office:value="0.997557401074744" calcext:value-type="float">
            <text:p>0.9976</text:p>
          </table:table-cell>
          <table:table-cell table:style-name="ce107" table:formula="of:=(2*[.V41])/((2*[.V41])+[.W41]+[.Y41])" office:value-type="float" office:value="0.323981780975642" calcext:value-type="float">
            <text:p>0.3240</text:p>
          </table:table-cell>
          <table:table-cell table:style-name="ce107" table:formula="of:=(5*[.V41])/((5*[.V41])+(4*[.Y41])+[.W4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41]+[.AJ41])/([.AH41]+[.AI41]+[.AJ41]+[.AK4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formula="of:=([.J42]+[.L42])/([.J42]+[.K42]+[.L42]+[.M42])" office:value-type="float" office:value="0.389633267495863" calcext:value-type="float">
            <text:p>0.3896</text:p>
          </table:table-cell>
          <table:table-cell table:formula="of:=[.J42]/([.J42]+[.K42])" office:value-type="float" office:value="1" calcext:value-type="float">
            <text:p>1.0000</text:p>
          </table:table-cell>
          <table:table-cell table:formula="of:=[.J42]/([.J42]+[.M42])" office:value-type="float" office:value="0.0919631512071156" calcext:value-type="float">
            <text:p>0.0920</text:p>
          </table:table-cell>
          <table:table-cell table:formula="of:=[.L42]/([.L42]+[.K42])" office:value-type="float" office:value="1" calcext:value-type="float">
            <text:p>1.0000</text:p>
          </table:table-cell>
          <table:table-cell table:formula="of:=(2*[.J42])/((2*[.J42])+[.K42]+[.M42])" office:value-type="float" office:value="0.168436363636364" calcext:value-type="float">
            <text:p>0.1684</text:p>
          </table:table-cell>
          <table:table-cell table:formula="of:=(5*[.J42])/((5*[.J42])+(4*[.M42])+[.K4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formula="of:=([.V42]+[.X42])/([.V42]+[.W42]+[.X42]+[.Y42])" office:value-type="float" office:value="0.387811487168588" calcext:value-type="float">
            <text:p>0.3878</text:p>
          </table:table-cell>
          <table:table-cell table:formula="of:=[.V42]/([.V42]+[.W42])" office:value-type="float" office:value="1" calcext:value-type="float">
            <text:p>1.0000</text:p>
          </table:table-cell>
          <table:table-cell table:formula="of:=[.V42]/([.V42]+[.Y42])" office:value-type="float" office:value="0.0913249211356467" calcext:value-type="float">
            <text:p>0.0913</text:p>
          </table:table-cell>
          <table:table-cell table:formula="of:=[.X42]/([.X42]+[.W42])" office:value-type="float" office:value="1" calcext:value-type="float">
            <text:p>1.0000</text:p>
          </table:table-cell>
          <table:table-cell table:formula="of:=(2*[.V42])/((2*[.V42])+[.W42]+[.Y42])" office:value-type="float" office:value="0.167365226188756" calcext:value-type="float">
            <text:p>0.1674</text:p>
          </table:table-cell>
          <table:table-cell table:formula="of:=(5*[.V42])/((5*[.V42])+(4*[.Y42])+[.W4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AH42]+[.AJ42])/([.AH42]+[.AI42]+[.AJ42]+[.AK4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2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formula="of:=([.J44]+[.L44])/([.J44]+[.K44]+[.L44]+[.M44])" office:value-type="float" office:value="0.720066193348636" calcext:value-type="float">
            <text:p>0.7201</text:p>
          </table:table-cell>
          <table:table-cell table:formula="of:=[.J44]/([.J44]+[.K44])" office:value-type="float" office:value="0.817161602209945" calcext:value-type="float">
            <text:p>0.8172</text:p>
          </table:table-cell>
          <table:table-cell table:formula="of:=[.J44]/([.J44]+[.M44])" office:value-type="float" office:value="0.751747141041931" calcext:value-type="float">
            <text:p>0.7517</text:p>
          </table:table-cell>
          <table:table-cell table:formula="of:=[.L44]/([.L44]+[.K44])" office:value-type="float" office:value="0.655105031753786" calcext:value-type="float">
            <text:p>0.6551</text:p>
          </table:table-cell>
          <table:table-cell table:formula="of:=(2*[.J44])/((2*[.J44])+[.K44]+[.M44])" office:value-type="float" office:value="0.783090668431502" calcext:value-type="float">
            <text:p>0.7831</text:p>
          </table:table-cell>
          <table:table-cell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formula="of:=([.V44]+[.X44])/([.V44]+[.W44]+[.X44]+[.Y44])" office:value-type="float" office:value="0.565312207930927" calcext:value-type="float">
            <text:p>0.5653</text:p>
          </table:table-cell>
          <table:table-cell table:formula="of:=[.V44]/([.V44]+[.W44])" office:value-type="float" office:value="0.600830737279335" calcext:value-type="float">
            <text:p>0.6008</text:p>
          </table:table-cell>
          <table:table-cell table:formula="of:=[.V44]/([.V44]+[.Y44])" office:value-type="float" office:value="0.684463722397476" calcext:value-type="float">
            <text:p>0.6845</text:p>
          </table:table-cell>
          <table:table-cell table:formula="of:=[.X44]/([.X44]+[.W44])" office:value-type="float" office:value="0.410971498620901" calcext:value-type="float">
            <text:p>0.4110</text:p>
          </table:table-cell>
          <table:table-cell table:formula="of:=(2*[.V44])/((2*[.V44])+[.W44]+[.Y44])" office:value-type="float" office:value="0.639926267281106" calcext:value-type="float">
            <text:p>0.6399</text:p>
          </table:table-cell>
          <table:table-cell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+</text:p>
          </table:table-cell>
          <table:table-cell table:number-columns-repeated="3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formula="of:=([.J46]+[.L46])/([.J46]+[.K46]+[.L46]+[.M46])" office:value-type="float" office:value="0.692467837506005" calcext:value-type="float">
            <text:p>0.6925</text:p>
          </table:table-cell>
          <table:table-cell table:formula="of:=[.J46]/([.J46]+[.K46])" office:value-type="float" office:value="0.876529599823614" calcext:value-type="float">
            <text:p>0.8765</text:p>
          </table:table-cell>
          <table:table-cell table:formula="of:=[.J46]/([.J46]+[.M46])" office:value-type="float" office:value="0.631432655654384" calcext:value-type="float">
            <text:p>0.6314</text:p>
          </table:table-cell>
          <table:table-cell table:formula="of:=[.L46]/([.L46]+[.K46])" office:value-type="float" office:value="0.817619280247517" calcext:value-type="float">
            <text:p>0.8176</text:p>
          </table:table-cell>
          <table:table-cell table:formula="of:=(2*[.J46])/((2*[.J46])+[.K46]+[.M46])" office:value-type="float" office:value="0.734062687531736" calcext:value-type="float">
            <text:p>0.7341</text:p>
          </table:table-cell>
          <table:table-cell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formula="of:=([.V46]+[.X46])/([.V46]+[.W46]+[.X46]+[.Y46])" office:value-type="float" office:value="0.633016447864796" calcext:value-type="float">
            <text:p>0.6330</text:p>
          </table:table-cell>
          <table:table-cell table:formula="of:=[.V46]/([.V46]+[.W46])" office:value-type="float" office:value="0.776272577996716" calcext:value-type="float">
            <text:p>0.7763</text:p>
          </table:table-cell>
          <table:table-cell table:formula="of:=[.V46]/([.V46]+[.Y46])" office:value-type="float" office:value="0.596529968454259" calcext:value-type="float">
            <text:p>0.5965</text:p>
          </table:table-cell>
          <table:table-cell table:formula="of:=[.X46]/([.X46]+[.W46])" office:value-type="float" office:value="0.697264268851548" calcext:value-type="float">
            <text:p>0.6973</text:p>
          </table:table-cell>
          <table:table-cell table:formula="of:=(2*[.V46])/((2*[.V46])+[.W46]+[.Y46])" office:value-type="float" office:value="0.674634320371031" calcext:value-type="float">
            <text:p>0.6746</text:p>
          </table:table-cell>
          <table:table-cell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number-columns-repeated="3"/>
          <table:table-cell office:value-type="string" calcext:value-type="string">
            <text:p>[0.9-1.1]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formula="of:=([.J48]+[.L48])/([.J48]+[.K48]+[.L48]+[.M48])" office:value-type="float" office:value="0.661186142102173" calcext:value-type="float">
            <text:p>0.6612</text:p>
          </table:table-cell>
          <table:table-cell table:formula="of:=[.J48]/([.J48]+[.K48])" office:value-type="float" office:value="0.912974474275889" calcext:value-type="float">
            <text:p>0.9130</text:p>
          </table:table-cell>
          <table:table-cell table:formula="of:=[.J48]/([.J48]+[.M48])" office:value-type="float" office:value="0.548205209656925" calcext:value-type="float">
            <text:p>0.5482</text:p>
          </table:table-cell>
          <table:table-cell table:formula="of:=[.L48]/([.L48]+[.K48])" office:value-type="float" office:value="0.892851327145416" calcext:value-type="float">
            <text:p>0.8929</text:p>
          </table:table-cell>
          <table:table-cell table:formula="of:=(2*[.J48])/((2*[.J48])+[.K48]+[.M48])" office:value-type="float" office:value="0.685059296382673" calcext:value-type="float">
            <text:p>0.6851</text:p>
          </table:table-cell>
          <table:table-cell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formula="of:=([.V48]+[.X48])/([.V48]+[.W48]+[.X48]+[.Y48])" office:value-type="float" office:value="0.632940320988937" calcext:value-type="float">
            <text:p>0.6329</text:p>
          </table:table-cell>
          <table:table-cell table:formula="of:=[.V48]/([.V48]+[.W48])" office:value-type="float" office:value="0.860130886693186" calcext:value-type="float">
            <text:p>0.8601</text:p>
          </table:table-cell>
          <table:table-cell table:formula="of:=[.V48]/([.V48]+[.Y48])" office:value-type="float" office:value="0.528627760252366" calcext:value-type="float">
            <text:p>0.5286</text:p>
          </table:table-cell>
          <table:table-cell table:formula="of:=[.X48]/([.X48]+[.W48])" office:value-type="float" office:value="0.834170089761144" calcext:value-type="float">
            <text:p>0.8342</text:p>
          </table:table-cell>
          <table:table-cell table:formula="of:=(2*[.V48])/((2*[.V48])+[.W48]+[.Y48])" office:value-type="float" office:value="0.654813657011674" calcext:value-type="float">
            <text:p>0.6548</text:p>
          </table:table-cell>
          <table:table-cell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formula="of:=([.J50]+[.L50])/([.J50]+[.K50]+[.L50]+[.M50])" office:value-type="float" office:value="0.619388245342444" calcext:value-type="float">
            <text:p>0.6194</text:p>
          </table:table-cell>
          <table:table-cell table:formula="of:=[.J50]/([.J50]+[.K50])" office:value-type="float" office:value="0.960539629005059" calcext:value-type="float">
            <text:p>0.9605</text:p>
          </table:table-cell>
          <table:table-cell table:formula="of:=[.J50]/([.J50]+[.M50])" office:value-type="float" office:value="0.452350698856417" calcext:value-type="float">
            <text:p>0.4524</text:p>
          </table:table-cell>
          <table:table-cell table:formula="of:=[.L50]/([.L50]+[.K50])" office:value-type="float" office:value="0.961895456765999" calcext:value-type="float">
            <text:p>0.9619</text:p>
          </table:table-cell>
          <table:table-cell table:formula="of:=(2*[.J50])/((2*[.J50])+[.K50]+[.M50])" office:value-type="float" office:value="0.615052370154411" calcext:value-type="float">
            <text:p>0.6151</text:p>
          </table:table-cell>
          <table:table-cell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formula="of:=([.V50]+[.X50])/([.V50]+[.W50]+[.X50]+[.Y50])" office:value-type="float" office:value="0.606841661395741" calcext:value-type="float">
            <text:p>0.6068</text:p>
          </table:table-cell>
          <table:table-cell table:formula="of:=[.V50]/([.V50]+[.W50])" office:value-type="float" office:value="0.935736938741445" calcext:value-type="float">
            <text:p>0.9357</text:p>
          </table:table-cell>
          <table:table-cell table:formula="of:=[.V50]/([.V50]+[.Y50])" office:value-type="float" office:value="0.44211356466877" calcext:value-type="float">
            <text:p>0.4421</text:p>
          </table:table-cell>
          <table:table-cell table:formula="of:=[.X50]/([.X50]+[.W50])" office:value-type="float" office:value="0.938811188811189" calcext:value-type="float">
            <text:p>0.9388</text:p>
          </table:table-cell>
          <table:table-cell table:formula="of:=(2*[.V50])/((2*[.V50])+[.W50]+[.Y50])" office:value-type="float" office:value="0.600503454555193" calcext:value-type="float">
            <text:p>0.6005</text:p>
          </table:table-cell>
          <table:table-cell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formula="of:=([.J52]+[.L52])/([.J52]+[.K52]+[.L52]+[.M52])" office:value-type="float" office:value="0.484172316233385" calcext:value-type="float">
            <text:p>0.4842</text:p>
          </table:table-cell>
          <table:table-cell table:formula="of:=[.J52]/([.J52]+[.K52])" office:value-type="float" office:value="0.996272450016943" calcext:value-type="float">
            <text:p>0.9963</text:p>
          </table:table-cell>
          <table:table-cell table:formula="of:=[.J52]/([.J52]+[.M52])" office:value-type="float" office:value="0.233481575603558" calcext:value-type="float">
            <text:p>0.2335</text:p>
          </table:table-cell>
          <table:table-cell table:formula="of:=[.L52]/([.L52]+[.K52])" office:value-type="float" office:value="0.998208760788145" calcext:value-type="float">
            <text:p>0.9982</text:p>
          </table:table-cell>
          <table:table-cell table:formula="of:=(2*[.J52])/((2*[.J52])+[.K52]+[.M52])" office:value-type="float" office:value="0.378305346458213" calcext:value-type="float">
            <text:p>0.3783</text:p>
          </table:table-cell>
          <table:table-cell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formula="of:=([.V52]+[.X52])/([.V52]+[.W52]+[.X52]+[.Y52])" office:value-type="float" office:value="0.48167233319167" calcext:value-type="float">
            <text:p>0.4817</text:p>
          </table:table-cell>
          <table:table-cell table:formula="of:=[.V52]/([.V52]+[.W52])" office:value-type="float" office:value="0.99525584547611" calcext:value-type="float">
            <text:p>0.9953</text:p>
          </table:table-cell>
          <table:table-cell table:formula="of:=[.V52]/([.V52]+[.Y52])" office:value-type="float" office:value="0.231624605678233" calcext:value-type="float">
            <text:p>0.2316</text:p>
          </table:table-cell>
          <table:table-cell table:formula="of:=[.X52]/([.X52]+[.W52])" office:value-type="float" office:value="0.997721354166667" calcext:value-type="float">
            <text:p>0.9977</text:p>
          </table:table-cell>
          <table:table-cell table:formula="of:=(2*[.V52])/((2*[.V52])+[.W52]+[.Y52])" office:value-type="float" office:value="0.37579169598874" calcext:value-type="float">
            <text:p>0.3758</text:p>
          </table:table-cell>
          <table:table-cell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09" table:number-columns-repeated="7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/>
          <table:table-cell table:style-name="ce10"/>
          <table:table-cell table:style-name="ce17" table:number-columns-repeated="2"/>
          <table:table-cell table:style-name="ce6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office:value-type="string" calcext:value-type="string">
            <text:p>EXP2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formula="of:=([.J54]+[.L54])/([.J54]+[.K54]+[.L54]+[.M54])" office:value-type="float" office:value="0.72487054929803" calcext:value-type="float">
            <text:p>0.7249</text:p>
          </table:table-cell>
          <table:table-cell table:formula="of:=[.J54]/([.J54]+[.K54])" office:value-type="float" office:value="0.848939763557891" calcext:value-type="float">
            <text:p>0.8489</text:p>
          </table:table-cell>
          <table:table-cell table:formula="of:=[.J54]/([.J54]+[.M54])" office:value-type="float" office:value="0.718551461245235" calcext:value-type="float">
            <text:p>0.7186</text:p>
          </table:table-cell>
          <table:table-cell table:formula="of:=[.L54]/([.L54]+[.K54])" office:value-type="float" office:value="0.737827715355805" calcext:value-type="float">
            <text:p>0.7378</text:p>
          </table:table-cell>
          <table:table-cell table:formula="of:=(2*[.J54])/((2*[.J54])+[.K54]+[.M54])" office:value-type="float" office:value="0.778322580645161" calcext:value-type="float">
            <text:p>0.7783</text:p>
          </table:table-cell>
          <table:table-cell table:formula="of:=(5*[.J54])/((5*[.J54])+(4*[.M54])+[.K5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formula="of:=([.V54]+[.X54])/([.V54]+[.W54]+[.X54]+[.Y54])" office:value-type="float" office:value="0.594468323677817" calcext:value-type="float">
            <text:p>0.5945</text:p>
          </table:table-cell>
          <table:table-cell table:formula="of:=[.V54]/([.V54]+[.W54])" office:value-type="float" office:value="0.661472630389149" calcext:value-type="float">
            <text:p>0.6615</text:p>
          </table:table-cell>
          <table:table-cell table:formula="of:=[.V54]/([.V54]+[.Y54])" office:value-type="float" office:value="0.646135646687697" calcext:value-type="float">
            <text:p>0.6461</text:p>
          </table:table-cell>
          <table:table-cell table:formula="of:=[.X54]/([.X54]+[.W54])" office:value-type="float" office:value="0.519371847776249" calcext:value-type="float">
            <text:p>0.5194</text:p>
          </table:table-cell>
          <table:table-cell table:formula="of:=(2*[.V54])/((2*[.V54])+[.W54]+[.Y54])" office:value-type="float" office:value="0.65371419452645" calcext:value-type="float">
            <text:p>0.6537</text:p>
          </table:table-cell>
          <table:table-cell table:formula="of:=(5*[.V54])/((5*[.V54])+(4*[.Y54])+[.W5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formula="of:=([.AH54]+[.AJ54])/([.AH54]+[.AI54]+[.AJ54]+[.AK5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55]+[.L55])/([.J55]+[.K55]+[.L55]+[.M55])" office:value-type="float" office:value="0.721987935728394" calcext:value-type="float">
            <text:p>0.7220</text:p>
          </table:table-cell>
          <table:table-cell table:style-name="ce107" table:formula="of:=[.J55]/([.J55]+[.K55])" office:value-type="float" office:value="0.878046283022732" calcext:value-type="float">
            <text:p>0.8780</text:p>
          </table:table-cell>
          <table:table-cell table:style-name="ce107" table:formula="of:=[.J55]/([.J55]+[.M55])" office:value-type="float" office:value="0.68098792884371" calcext:value-type="float">
            <text:p>0.6810</text:p>
          </table:table-cell>
          <table:table-cell table:style-name="ce107" table:formula="of:=[.L55]/([.L55]+[.K55])" office:value-type="float" office:value="0.806057645334636" calcext:value-type="float">
            <text:p>0.8061</text:p>
          </table:table-cell>
          <table:table-cell table:style-name="ce107" table:formula="of:=(2*[.J55])/((2*[.J55])+[.K55]+[.M55])" office:value-type="float" office:value="0.767063243581716" calcext:value-type="float">
            <text:p>0.7671</text:p>
          </table:table-cell>
          <table:table-cell table:style-name="ce107" table:formula="of:=(5*[.J55])/((5*[.J55])+(4*[.M55])+[.K5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55]+[.X55])/([.V55]+[.W55]+[.X55]+[.Y55])" office:value-type="float" office:value="0.62695741255671" calcext:value-type="float">
            <text:p>0.6270</text:p>
          </table:table-cell>
          <table:table-cell table:style-name="ce107" table:formula="of:=[.V55]/([.V55]+[.W55])" office:value-type="float" office:value="0.733636616841519" calcext:value-type="float">
            <text:p>0.7336</text:p>
          </table:table-cell>
          <table:table-cell table:style-name="ce107" table:formula="of:=[.V55]/([.V55]+[.Y55])" office:value-type="float" office:value="0.623186119873817" calcext:value-type="float">
            <text:p>0.6232</text:p>
          </table:table-cell>
          <table:table-cell table:style-name="ce107" table:formula="of:=[.X55]/([.X55]+[.W55])" office:value-type="float" office:value="0.63307328302852" calcext:value-type="float">
            <text:p>0.6331</text:p>
          </table:table-cell>
          <table:table-cell table:style-name="ce107" table:formula="of:=(2*[.V55])/((2*[.V55])+[.W55]+[.Y55])" office:value-type="float" office:value="0.673915824485097" calcext:value-type="float">
            <text:p>0.6739</text:p>
          </table:table-cell>
          <table:table-cell table:style-name="ce107" table:formula="of:=(5*[.V55])/((5*[.V55])+(4*[.Y55])+[.W5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55]+[.AJ55])/([.AH55]+[.AI55]+[.AJ55]+[.AK5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formula="of:=([.J56]+[.L56])/([.J56]+[.K56]+[.L56]+[.M56])" office:value-type="float" office:value="0.71771739710671" calcext:value-type="float">
            <text:p>0.7177</text:p>
          </table:table-cell>
          <table:table-cell table:formula="of:=[.J56]/([.J56]+[.K56])" office:value-type="float" office:value="0.891006423982869" calcext:value-type="float">
            <text:p>0.8910</text:p>
          </table:table-cell>
          <table:table-cell table:formula="of:=[.J56]/([.J56]+[.M56])" office:value-type="float" office:value="0.660895806861499" calcext:value-type="float">
            <text:p>0.6609</text:p>
          </table:table-cell>
          <table:table-cell table:formula="of:=[.L56]/([.L56]+[.K56])" office:value-type="float" office:value="0.834228952939261" calcext:value-type="float">
            <text:p>0.8342</text:p>
          </table:table-cell>
          <table:table-cell table:formula="of:=(2*[.J56])/((2*[.J56])+[.K56]+[.M56])" office:value-type="float" office:value="0.758891118001094" calcext:value-type="float">
            <text:p>0.7589</text:p>
          </table:table-cell>
          <table:table-cell table:formula="of:=(5*[.J56])/((5*[.J56])+(4*[.M56])+[.K5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formula="of:=([.V56]+[.X56])/([.V56]+[.W56]+[.X56]+[.Y56])" office:value-type="float" office:value="0.637190123702121" calcext:value-type="float">
            <text:p>0.6372</text:p>
          </table:table-cell>
          <table:table-cell table:formula="of:=[.V56]/([.V56]+[.W56])" office:value-type="float" office:value="0.768072589490478" calcext:value-type="float">
            <text:p>0.7681</text:p>
          </table:table-cell>
          <table:table-cell table:formula="of:=[.V56]/([.V56]+[.Y56])" office:value-type="float" office:value="0.607492113564669" calcext:value-type="float">
            <text:p>0.6075</text:p>
          </table:table-cell>
          <table:table-cell table:formula="of:=[.X56]/([.X56]+[.W56])" office:value-type="float" office:value="0.687743321251175" calcext:value-type="float">
            <text:p>0.6877</text:p>
          </table:table-cell>
          <table:table-cell table:formula="of:=(2*[.V56])/((2*[.V56])+[.W56]+[.Y56])" office:value-type="float" office:value="0.678409441190717" calcext:value-type="float">
            <text:p>0.6784</text:p>
          </table:table-cell>
          <table:table-cell table:formula="of:=(5*[.V56])/((5*[.V56])+(4*[.Y56])+[.W5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formula="of:=([.AH56]+[.AJ56])/([.AH56]+[.AI56]+[.AJ56]+[.AK5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57]+[.L57])/([.J57]+[.K57]+[.L57]+[.M57])" office:value-type="float" office:value="0.711151443975871" calcext:value-type="float">
            <text:p>0.7112</text:p>
          </table:table-cell>
          <table:table-cell table:style-name="ce107" table:formula="of:=[.J57]/([.J57]+[.K57])" office:value-type="float" office:value="0.898811507275353" calcext:value-type="float">
            <text:p>0.8988</text:p>
          </table:table-cell>
          <table:table-cell table:style-name="ce107" table:formula="of:=[.J57]/([.J57]+[.M57])" office:value-type="float" office:value="0.642630241423126" calcext:value-type="float">
            <text:p>0.6426</text:p>
          </table:table-cell>
          <table:table-cell table:style-name="ce107" table:formula="of:=[.L57]/([.L57]+[.K57])" office:value-type="float" office:value="0.851652825272757" calcext:value-type="float">
            <text:p>0.8517</text:p>
          </table:table-cell>
          <table:table-cell table:style-name="ce107" table:formula="of:=(2*[.J57])/((2*[.J57])+[.K57]+[.M57])" office:value-type="float" office:value="0.749432739059968" calcext:value-type="float">
            <text:p>0.7494</text:p>
          </table:table-cell>
          <table:table-cell table:style-name="ce107" table:formula="of:=(5*[.J57])/((5*[.J57])+(4*[.M57])+[.K5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57]+[.X57])/([.V57]+[.W57]+[.X57]+[.Y57])" office:value-type="float" office:value="0.641772279219473" calcext:value-type="float">
            <text:p>0.6418</text:p>
          </table:table-cell>
          <table:table-cell table:style-name="ce107" table:formula="of:=[.V57]/([.V57]+[.W57])" office:value-type="float" office:value="0.792319831667543" calcext:value-type="float">
            <text:p>0.7923</text:p>
          </table:table-cell>
          <table:table-cell table:style-name="ce107" table:formula="of:=[.V57]/([.V57]+[.Y57])" office:value-type="float" office:value="0.593927444794953" calcext:value-type="float">
            <text:p>0.5939</text:p>
          </table:table-cell>
          <table:table-cell table:style-name="ce107" table:formula="of:=[.X57]/([.X57]+[.W57])" office:value-type="float" office:value="0.725985563575791" calcext:value-type="float">
            <text:p>0.7260</text:p>
          </table:table-cell>
          <table:table-cell table:style-name="ce107" table:formula="of:=(2*[.V57])/((2*[.V57])+[.W57]+[.Y57])" office:value-type="float" office:value="0.678927203065134" calcext:value-type="float">
            <text:p>0.6789</text:p>
          </table:table-cell>
          <table:table-cell table:style-name="ce107" table:formula="of:=(5*[.V57])/((5*[.V57])+(4*[.Y57])+[.W5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57]+[.AJ57])/([.AH57]+[.AI57]+[.AJ57]+[.AK5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formula="of:=([.J58]+[.L58])/([.J58]+[.K58]+[.L58]+[.M58])" office:value-type="float" office:value="0.704158436982864" calcext:value-type="float">
            <text:p>0.7042</text:p>
          </table:table-cell>
          <table:table-cell table:formula="of:=[.J58]/([.J58]+[.K58])" office:value-type="float" office:value="0.906949896097899" calcext:value-type="float">
            <text:p>0.9069</text:p>
          </table:table-cell>
          <table:table-cell table:formula="of:=[.J58]/([.J58]+[.M58])" office:value-type="float" office:value="0.623888182973316" calcext:value-type="float">
            <text:p>0.6239</text:p>
          </table:table-cell>
          <table:table-cell table:formula="of:=[.L58]/([.L58]+[.K58])" office:value-type="float" office:value="0.868751017749552" calcext:value-type="float">
            <text:p>0.8688</text:p>
          </table:table-cell>
          <table:table-cell table:formula="of:=(2*[.J58])/((2*[.J58])+[.K58]+[.M58])" office:value-type="float" office:value="0.739249082525642" calcext:value-type="float">
            <text:p>0.7392</text:p>
          </table:table-cell>
          <table:table-cell table:formula="of:=(5*[.J58])/((5*[.J58])+(4*[.M58])+[.K5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formula="of:=([.V58]+[.X58])/([.V58]+[.W58]+[.X58]+[.Y58])" office:value-type="float" office:value="0.643357353090429" calcext:value-type="float">
            <text:p>0.6434</text:p>
          </table:table-cell>
          <table:table-cell table:formula="of:=[.V58]/([.V58]+[.W58])" office:value-type="float" office:value="0.812818242196148" calcext:value-type="float">
            <text:p>0.8128</text:p>
          </table:table-cell>
          <table:table-cell table:formula="of:=[.V58]/([.V58]+[.Y58])" office:value-type="float" office:value="0.57910094637224" calcext:value-type="float">
            <text:p>0.5791</text:p>
          </table:table-cell>
          <table:table-cell table:formula="of:=[.X58]/([.X58]+[.W58])" office:value-type="float" office:value="0.759322516367777" calcext:value-type="float">
            <text:p>0.7593</text:p>
          </table:table-cell>
          <table:table-cell table:formula="of:=(2*[.V58])/((2*[.V58])+[.W58]+[.Y58])" office:value-type="float" office:value="0.676337846550612" calcext:value-type="float">
            <text:p>0.6763</text:p>
          </table:table-cell>
          <table:table-cell table:formula="of:=(5*[.V58])/((5*[.V58])+(4*[.Y58])+[.W5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formula="of:=([.AH58]+[.AJ58])/([.AH58]+[.AI58]+[.AJ58]+[.AK5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59]+[.L59])/([.J59]+[.K59]+[.L59]+[.M59])" office:value-type="float" office:value="0.695830886670581" calcext:value-type="float">
            <text:p>0.6958</text:p>
          </table:table-cell>
          <table:table-cell table:style-name="ce107" table:formula="of:=[.J59]/([.J59]+[.K59])" office:value-type="float" office:value="0.913012221423436" calcext:value-type="float">
            <text:p>0.9130</text:p>
          </table:table-cell>
          <table:table-cell table:style-name="ce107" table:formula="of:=[.J59]/([.J59]+[.M59])" office:value-type="float" office:value="0.605146124523507" calcext:value-type="float">
            <text:p>0.6051</text:p>
          </table:table-cell>
          <table:table-cell table:style-name="ce107" table:formula="of:=[.L59]/([.L59]+[.K59])" office:value-type="float" office:value="0.881778212017587" calcext:value-type="float">
            <text:p>0.8818</text:p>
          </table:table-cell>
          <table:table-cell table:style-name="ce107" table:formula="of:=(2*[.J59])/((2*[.J59])+[.K59]+[.M59])" office:value-type="float" office:value="0.727863215206801" calcext:value-type="float">
            <text:p>0.7279</text:p>
          </table:table-cell>
          <table:table-cell table:style-name="ce107" table:formula="of:=(5*[.J59])/((5*[.J59])+(4*[.M59])+[.K5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59]+[.X59])/([.V59]+[.W59]+[.X59]+[.Y59])" office:value-type="float" office:value="0.642386473923482" calcext:value-type="float">
            <text:p>0.6424</text:p>
          </table:table-cell>
          <table:table-cell table:style-name="ce107" table:formula="of:=[.V59]/([.V59]+[.W59])" office:value-type="float" office:value="0.828531759805623" calcext:value-type="float">
            <text:p>0.8285</text:p>
          </table:table-cell>
          <table:table-cell table:style-name="ce107" table:formula="of:=[.V59]/([.V59]+[.Y59])" office:value-type="float" office:value="0.564747634069401" calcext:value-type="float">
            <text:p>0.5647</text:p>
          </table:table-cell>
          <table:table-cell table:style-name="ce107" table:formula="of:=[.X59]/([.X59]+[.W59])" office:value-type="float" office:value="0.785123966942149" calcext:value-type="float">
            <text:p>0.7851</text:p>
          </table:table-cell>
          <table:table-cell table:style-name="ce107" table:formula="of:=(2*[.V59])/((2*[.V59])+[.W59]+[.Y59])" office:value-type="float" office:value="0.671669089715331" calcext:value-type="float">
            <text:p>0.6717</text:p>
          </table:table-cell>
          <table:table-cell table:style-name="ce107" table:formula="of:=(5*[.V59])/((5*[.V59])+(4*[.Y59])+[.W5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59]+[.AJ59])/([.AH59]+[.AI59]+[.AJ59]+[.AK5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number-columns-repeated="7"/>
          <table:table-cell table:style-name="Default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formula="of:=([.J60]+[.L60])/([.J60]+[.K60]+[.L60]+[.M60])" office:value-type="float" office:value="0.689371697005285" calcext:value-type="float">
            <text:p>0.6894</text:p>
          </table:table-cell>
          <table:table-cell table:formula="of:=[.J60]/([.J60]+[.K60])" office:value-type="float" office:value="0.922836808590336" calcext:value-type="float">
            <text:p>0.9228</text:p>
          </table:table-cell>
          <table:table-cell table:formula="of:=[.J60]/([.J60]+[.M60])" office:value-type="float" office:value="0.586959974587039" calcext:value-type="float">
            <text:p>0.5870</text:p>
          </table:table-cell>
          <table:table-cell table:formula="of:=[.L60]/([.L60]+[.K60])" office:value-type="float" office:value="0.899364924279433" calcext:value-type="float">
            <text:p>0.8994</text:p>
          </table:table-cell>
          <table:table-cell table:formula="of:=(2*[.J60])/((2*[.J60])+[.K60]+[.M60])" office:value-type="float" office:value="0.717537983593029" calcext:value-type="float">
            <text:p>0.7175</text:p>
          </table:table-cell>
          <table:table-cell table:formula="of:=(5*[.J60])/((5*[.J60])+(4*[.M60])+[.K6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formula="of:=([.V60]+[.X60])/([.V60]+[.W60]+[.X60]+[.Y60])" office:value-type="float" office:value="0.642640481209192" calcext:value-type="float">
            <text:p>0.6426</text:p>
          </table:table-cell>
          <table:table-cell table:formula="of:=[.V60]/([.V60]+[.W60])" office:value-type="float" office:value="0.848267477203647" calcext:value-type="float">
            <text:p>0.8483</text:p>
          </table:table-cell>
          <table:table-cell table:formula="of:=[.V60]/([.V60]+[.Y60])" office:value-type="float" office:value="0.550236593059937" calcext:value-type="float">
            <text:p>0.5502</text:p>
          </table:table-cell>
          <table:table-cell table:formula="of:=[.X60]/([.X60]+[.W60])" office:value-type="float" office:value="0.815684536996012" calcext:value-type="float">
            <text:p>0.8157</text:p>
          </table:table-cell>
          <table:table-cell table:formula="of:=(2*[.V60])/((2*[.V60])+[.W60]+[.Y60])" office:value-type="float" office:value="0.667495814398469" calcext:value-type="float">
            <text:p>0.6675</text:p>
          </table:table-cell>
          <table:table-cell table:formula="of:=(5*[.V60])/((5*[.V60])+(4*[.Y60])+[.W6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formula="of:=([.AH60]+[.AJ60])/([.AH60]+[.AI60]+[.AJ60]+[.AK6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61]+[.L61])/([.J61]+[.K61]+[.L61]+[.M61])" office:value-type="float" office:value="0.676186409010836" calcext:value-type="float">
            <text:p>0.6762</text:p>
          </table:table-cell>
          <table:table-cell table:style-name="ce107" table:formula="of:=[.J61]/([.J61]+[.K61])" office:value-type="float" office:value="0.932299947005829" calcext:value-type="float">
            <text:p>0.9323</text:p>
          </table:table-cell>
          <table:table-cell table:style-name="ce107" table:formula="of:=[.J61]/([.J61]+[.M61])" office:value-type="float" office:value="0.558846886912325" calcext:value-type="float">
            <text:p>0.5588</text:p>
          </table:table-cell>
          <table:table-cell table:style-name="ce107" table:formula="of:=[.L61]/([.L61]+[.K61])" office:value-type="float" office:value="0.916788796612929" calcext:value-type="float">
            <text:p>0.9168</text:p>
          </table:table-cell>
          <table:table-cell table:style-name="ce107" table:formula="of:=(2*[.J61])/((2*[.J61])+[.K61]+[.M61])" office:value-type="float" office:value="0.698808341608739" calcext:value-type="float">
            <text:p>0.6988</text:p>
          </table:table-cell>
          <table:table-cell table:style-name="ce107" table:formula="of:=(5*[.J61])/((5*[.J61])+(4*[.M61])+[.K6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61]+[.X61])/([.V61]+[.W61]+[.X61]+[.Y61])" office:value-type="float" office:value="0.637201117896698" calcext:value-type="float">
            <text:p>0.6372</text:p>
          </table:table-cell>
          <table:table-cell table:style-name="ce107" table:formula="of:=[.V61]/([.V61]+[.W61])" office:value-type="float" office:value="0.868468936833897" calcext:value-type="float">
            <text:p>0.8685</text:p>
          </table:table-cell>
          <table:table-cell table:style-name="ce107" table:formula="of:=[.V61]/([.V61]+[.Y61])" office:value-type="float" office:value="0.526971608832808" calcext:value-type="float">
            <text:p>0.5270</text:p>
          </table:table-cell>
          <table:table-cell table:style-name="ce107" table:formula="of:=[.X61]/([.X61]+[.W61])" office:value-type="float" office:value="0.847636254140319" calcext:value-type="float">
            <text:p>0.8476</text:p>
          </table:table-cell>
          <table:table-cell table:style-name="ce107" table:formula="of:=(2*[.V61])/((2*[.V61])+[.W61]+[.Y61])" office:value-type="float" office:value="0.6559340335722" calcext:value-type="float">
            <text:p>0.6559</text:p>
          </table:table-cell>
          <table:table-cell table:style-name="ce107" table:formula="of:=(5*[.V61])/((5*[.V61])+(4*[.Y61])+[.W6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61]+[.AJ61])/([.AH61]+[.AI61]+[.AJ61]+[.AK6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number-columns-repeated="8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formula="of:=([.J62]+[.L62])/([.J62]+[.K62]+[.L62]+[.M62])" office:value-type="float" office:value="0.647894090642182" calcext:value-type="float">
            <text:p>0.6479</text:p>
          </table:table-cell>
          <table:table-cell table:formula="of:=[.J62]/([.J62]+[.K62])" office:value-type="float" office:value="0.943622373483279" calcext:value-type="float">
            <text:p>0.9436</text:p>
          </table:table-cell>
          <table:table-cell table:formula="of:=[.J62]/([.J62]+[.M62])" office:value-type="float" office:value="0.506432655654384" calcext:value-type="float">
            <text:p>0.5064</text:p>
          </table:table-cell>
          <table:table-cell table:formula="of:=[.L62]/([.L62]+[.K62])" office:value-type="float" office:value="0.937957987298486" calcext:value-type="float">
            <text:p>0.9380</text:p>
          </table:table-cell>
          <table:table-cell table:formula="of:=(2*[.J62])/((2*[.J62])+[.K62]+[.M62])" office:value-type="float" office:value="0.659121447028424" calcext:value-type="float">
            <text:p>0.6591</text:p>
          </table:table-cell>
          <table:table-cell table:formula="of:=(5*[.J62])/((5*[.J62])+(4*[.M62])+[.K6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formula="of:=([.V62]+[.X62])/([.V62]+[.W62]+[.X62]+[.Y62])" office:value-type="float" office:value="0.620477209836579" calcext:value-type="float">
            <text:p>0.6205</text:p>
          </table:table-cell>
          <table:table-cell table:formula="of:=[.V62]/([.V62]+[.W62])" office:value-type="float" office:value="0.895714494661401" calcext:value-type="float">
            <text:p>0.8957</text:p>
          </table:table-cell>
          <table:table-cell table:formula="of:=[.V62]/([.V62]+[.Y62])" office:value-type="float" office:value="0.482965299684543" calcext:value-type="float">
            <text:p>0.4830</text:p>
          </table:table-cell>
          <table:table-cell table:formula="of:=[.X62]/([.X62]+[.W62])" office:value-type="float" office:value="0.889850146763479" calcext:value-type="float">
            <text:p>0.8899</text:p>
          </table:table-cell>
          <table:table-cell table:formula="of:=(2*[.V62])/((2*[.V62])+[.W62]+[.Y62])" office:value-type="float" office:value="0.627555464466875" calcext:value-type="float">
            <text:p>0.6276</text:p>
          </table:table-cell>
          <table:table-cell table:formula="of:=(5*[.V62])/((5*[.V62])+(4*[.Y62])+[.W6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formula="of:=([.AH62]+[.AJ62])/([.AH62]+[.AI62]+[.AJ62]+[.AK6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 style:data-style-name="N2" text:time-value="08:59:42.9613217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05T09:23:53.720192048</dc:date>
    <meta:editing-duration>PT13H10M3S</meta:editing-duration>
    <meta:editing-cycles>49</meta:editing-cycles>
    <meta:generator>LibreOffice/6.0.7.3$Linux_X86_64 LibreOffice_project/00m0$Build-3</meta:generator>
    <meta:document-statistic meta:table-count="1" meta:cell-count="1684" meta:object-count="0"/>
  </office:meta>
</office:document-meta>
</file>